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-title">
      <style:graphic-properties fo:min-height="3.506cm"/>
    </style:style>
    <style:style style:name="pr3" style:family="presentation" style:parent-style-name="Predefinito-outline1">
      <style:graphic-properties fo:min-height="11.929cm"/>
    </style:style>
    <style:style style:name="co1" style:family="table-column">
      <style:table-column-properties style:column-width="0.744cm" style:use-optimal-column-width="false"/>
    </style:style>
    <style:style style:name="co2" style:family="table-column">
      <style:table-column-properties style:column-width="7.88cm" style:use-optimal-column-width="false"/>
    </style:style>
    <style:style style:name="co3" style:family="table-column">
      <style:table-column-properties style:column-width="13.799cm" style:use-optimal-column-width="false"/>
    </style:style>
    <style:style style:name="co4" style:family="table-column">
      <style:table-column-properties style:column-width="2.177cm" style:use-optimal-column-width="false"/>
    </style:style>
    <style:style style:name="ro1" style:family="table-row">
      <style:table-row-properties style:row-height="3.431cm"/>
    </style:style>
    <style:style style:name="ro2" style:family="table-row">
      <style:table-row-properties style:row-height="1.197cm"/>
    </style:style>
    <style:style style:name="ro3" style:family="table-row">
      <style:table-row-properties style:row-height="4.804cm"/>
    </style:style>
    <style:style style:name="ce1" style:family="table-cell">
      <loext:graphic-properties draw:fill-color="#ff3333"/>
    </style:style>
    <style:style style:name="ce2" style:family="table-cell">
      <loext:graphic-properties draw:fill-color="#00cc33"/>
    </style:style>
    <style:style style:name="P1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standard" draw:layer="layout" svg:width="24.599cm" svg:height="9.431cm" svg:x="2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 table:style-name="ce1"/>
              <table:table-cell>
                <text:p><text:span text:style-name="T1">O 123.456.789</text:span><text:line-break/>O oggi – 15:06</text:p>
                <text:p>O 15:12</text:p>
                <text:p>O <text:span text:style-name="T2">■■■</text:span><text:span text:style-name="T2">□</text:span><text:span text:style-name="T2">□ 3 media</text:span></text:p>
              </table:table-cell>
              <table:table-cell>
                <text:p>O Incendio normale<text:line-break/>O Polizia</text:p>
                <text:p>O 06123456789</text:p>
              </table:table-cell>
              <table:table-cell>
                <text:p>O 2</text:p>
                <text:p>O 2</text:p>
                <text:p>O 10</text:p>
              </table:table-cell>
            </table:table-row>
            <table:table-row table:style-name="ro2" table:default-cell-style-name="gray2">
              <table:table-cell table:style-name="ce1"/>
              <table:table-cell table:number-columns-spanned="3">
                <text:p>O Via le mani dal naso, 25 – Roma (RM)</text:p>
              </table:table-cell>
              <table:covered-table-cell/>
              <table:covered-table-cell/>
            </table:table-row>
            <table:table-row table:style-name="ro3" table:default-cell-style-name="gray1">
              <table:table-cell table:style-name="ce2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2:19:05.130000000</meta:creation-date>
    <dc:date>2017-03-15T12:55:31.973000000</dc:date>
    <meta:editing-duration>PT5M44S</meta:editing-duration>
    <meta:editing-cycles>1</meta:editing-cycles>
    <meta:document-statistic meta:object-count="28"/>
    <meta:generator>LibreOffice/5.2.5.1$Windows_x86 LibreOffice_project/0312e1a284a7d50ca85a365c316c7abbf20a4d22</meta:generator>
  </office:meta>
</office:document-meta>
</file>